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roman"/>
    <style:font-face style:name="Calibri" svg:font-family="Calibri" style:font-family-generic="roman"/>
    <style:font-face style:name="Courier New" svg:font-family="'Courier New'" style:font-family-generic="roman"/>
    <style:font-face style:name="JetBrains Mono" svg:font-family="'JetBrains Mono'" style:font-family-generic="roman"/>
    <style:font-face style:name="PT Astra Serif" svg:font-family="'PT Astra Serif'" style:font-family-generic="roman"/>
    <style:font-face style:name="Times New Roman" svg:font-family="'Times New Roman'" style:font-family-generic="roman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002cm" fo:margin-left="1.942cm" fo:margin-top="0cm" fo:margin-bottom="0cm" table:align="left" style:writing-mode="lr-tb"/>
    </style:style>
    <style:style style:name="Таблица1.A" style:family="table-column">
      <style:table-column-properties style:column-width="7.001cm"/>
    </style:style>
    <style:style style:name="Таблица1.B" style:family="table-column">
      <style:table-column-properties style:column-width="3.844cm"/>
    </style:style>
    <style:style style:name="Таблица1.C" style:family="table-column">
      <style:table-column-properties style:column-width="4.1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5.002cm" fo:margin-left="1.942cm" fo:margin-top="0cm" fo:margin-bottom="0cm" table:align="left" style:writing-mode="lr-tb"/>
    </style:style>
    <style:style style:name="Таблица1.A" style:family="table-column">
      <style:table-column-properties style:column-width="7.001cm"/>
    </style:style>
    <style:style style:name="Таблица1.B" style:family="table-column">
      <style:table-column-properties style:column-width="3.844cm"/>
    </style:style>
    <style:style style:name="Таблица1.C" style:family="table-column">
      <style:table-column-properties style:column-width="4.1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 style:font-name="Times New Roman" fo:font-size="14pt" style:font-size-asian="14pt" style:font-name-complex="Times New Roman1"/>
    </style:style>
    <style:style style:name="P3" style:family="paragraph" style:parent-style-name="Frame_20_contents">
      <style:paragraph-properties>
        <style:tab-stops>
          <style:tab-stop style:position="10.001cm"/>
        </style:tab-stops>
      </style:paragraph-properties>
      <style:text-properties fo:color="#000000" loext:opacity="100%" style:font-name="Times New Roman" fo:font-size="14pt" style:font-size-asian="14pt" style:font-name-complex="Times New Roman1"/>
    </style:style>
    <style:style style:name="P4" style:family="paragraph" style:parent-style-name="Frame_20_contents">
      <style:paragraph-properties fo:line-height="0.423cm">
        <style:tab-stops>
          <style:tab-stop style:position="12.502cm"/>
        </style:tab-stops>
      </style:paragraph-properties>
      <style:text-properties fo:color="#000000" loext:opacity="100%" style:font-name="Times New Roman" fo:font-size="14pt" style:font-size-asian="14pt" style:font-name-complex="Times New Roman1"/>
    </style:style>
    <style:style style:name="P5" style:family="paragraph" style:parent-style-name="Frame_20_contents">
      <style:paragraph-properties fo:margin-top="0.564cm" fo:margin-bottom="0.635cm" style:contextual-spacing="false" fo:line-height="0.423cm" fo:text-align="center" style:justify-single-word="false"/>
      <style:text-properties fo:color="#000000" loext:opacity="100%" style:font-name="Times New Roman" fo:font-size="14pt" style:font-size-asian="14pt" style:font-name-complex="Times New Roman1"/>
    </style:style>
    <style:style style:name="P6" style:family="paragraph" style:parent-style-name="Frame_20_contents">
      <style:paragraph-properties fo:margin-top="0.564cm" fo:margin-bottom="0.318cm" style:contextual-spacing="false" fo:line-height="0.423cm" fo:orphans="0" fo:widows="0">
        <style:tab-stops>
          <style:tab-stop style:position="11.753cm"/>
        </style:tab-stops>
      </style:paragraph-properties>
      <style:text-properties fo:color="#000000" loext:opacity="100%" style:font-name="Times New Roman" fo:font-size="14pt" style:font-size-asian="14pt" style:font-name-complex="Times New Roman1"/>
    </style:style>
    <style:style style:name="P7" style:family="paragraph" style:parent-style-name="Frame_20_contents">
      <style:paragraph-properties fo:margin-top="0.564cm" fo:margin-bottom="0.423cm" style:contextual-spacing="false" fo:line-height="0.423cm" fo:orphans="0" fo:widows="0">
        <style:tab-stops>
          <style:tab-stop style:position="11.753cm"/>
        </style:tab-stops>
      </style:paragraph-properties>
      <style:text-properties fo:color="#000000" loext:opacity="100%" style:font-name="Times New Roman" fo:font-size="14pt" style:font-size-asian="14pt" style:font-name-complex="Times New Roman1"/>
    </style:style>
    <style:style style:name="P8" style:family="paragraph" style:parent-style-name="Frame_20_contents">
      <style:paragraph-properties fo:margin-left="2cm" fo:margin-right="0cm" fo:line-height="0.423cm" fo:text-indent="0cm" style:auto-text-indent="false">
        <style:tab-stops>
          <style:tab-stop style:position="11.753cm"/>
        </style:tab-stops>
      </style:paragraph-properties>
      <style:text-properties fo:color="#000000" loext:opacity="100%" style:font-name="Times New Roman" fo:font-size="14pt" style:font-size-asian="14pt" style:font-name-complex="Times New Roman1"/>
    </style:style>
    <style:style style:name="P9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text-properties officeooo:rsid="001b5c82" officeooo:paragraph-rsid="001b5c82"/>
    </style:style>
    <style:style style:name="P11" style:family="paragraph" style:parent-style-name="Frame_20_contents">
      <style:paragraph-properties fo:text-align="center" style:justify-single-word="false"/>
      <style:text-properties fo:color="#000000" loext:opacity="100%" style:font-name="Times New Roman" fo:font-size="14pt" style:font-size-asian="14pt" style:font-name-complex="Times New Roman1"/>
    </style:style>
    <style:style style:name="P12" style:family="paragraph" style:parent-style-name="Frame_20_contents">
      <style:paragraph-properties fo:line-height="0.423cm" fo:text-align="center" style:justify-single-word="false"/>
      <style:text-properties fo:color="#000000" loext:opacity="100%" style:font-name="Times New Roman" fo:font-size="14pt" style:font-size-asian="14pt" style:font-name-complex="Times New Roman1"/>
    </style:style>
    <style:style style:name="P13" style:family="paragraph" style:parent-style-name="Frame_20_contents">
      <style:paragraph-properties fo:margin-top="0cm" fo:margin-bottom="0.282cm" style:contextual-spacing="false" fo:line-height="150%"/>
    </style:style>
    <style:style style:name="P14" style:family="paragraph" style:parent-style-name="Frame_20_contents">
      <style:paragraph-properties fo:margin-top="0.564cm" fo:margin-bottom="0.318cm" style:contextual-spacing="false" fo:line-height="0.423cm">
        <style:tab-stops>
          <style:tab-stop style:position="11.753cm"/>
        </style:tab-stops>
      </style:paragraph-properties>
      <style:text-properties fo:color="#000000" loext:opacity="100%" style:font-name="Times New Roman" fo:font-size="14pt" style:font-size-asian="14pt" style:font-name-complex="Times New Roman1"/>
    </style:style>
    <style:style style:name="P15" style:family="paragraph" style:parent-style-name="Heading_20_3" style:master-page-name="Standard">
      <style:paragraph-properties fo:margin-top="0.564cm" fo:margin-bottom="0.141cm" style:contextual-spacing="false" style:page-number="auto"/>
      <style:text-properties style:font-name-asian="Arial1"/>
    </style:style>
    <style:style style:name="P16" style:family="paragraph" style:parent-style-name="Standard">
      <style:paragraph-properties fo:margin-left="1.27cm" fo:margin-right="0cm" fo:margin-top="0cm" fo:margin-bottom="0cm" style:contextual-spacing="false" fo:line-height="115%" fo:text-align="center" style:justify-single-word="false" fo:text-indent="0cm" style:auto-text-indent="false" fo:break-before="pag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7" style:family="paragraph" style:parent-style-name="Standard" style:list-style-name="WWNum4">
      <style:text-properties officeooo:paragraph-rsid="001b5c82"/>
    </style:style>
    <style:style style:name="P18" style:family="paragraph" style:parent-style-name="Standard" style:list-style-name="WWNum4">
      <style:text-properties officeooo:rsid="001b5c82" officeooo:paragraph-rsid="001b5c82"/>
    </style:style>
    <style:style style:name="P19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style:font-name="Times New Roman" fo:font-size="14pt" style:font-size-asian="14pt" style:font-name-complex="Times New Roman1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9876aa" loext:opacity="100%" style:font-name="JetBrains Mono" fo:font-size="10pt" fo:font-style="italic" fo:font-weight="bold" style:font-size-asian="10pt" style:font-style-asian="italic" style:font-weight-asian="bold"/>
    </style:style>
    <style:style style:name="T8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officeooo:rsid="001c5371"/>
    </style:style>
    <style:style style:name="T11" style:family="text">
      <style:text-properties fo:language="ru" fo:country="RU" officeooo:rsid="001c5371" style:letter-kerning="false" style:font-name-asian="Calibri1" style:language-asian="en" style:country-asian="US" style:font-size-complex="11pt" style:language-complex="ar" style:country-complex="SA"/>
    </style: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7.795cm" fo:min-width="17.593cm" fo:padding-top="0.127cm" fo:padding-bottom="0.127cm" fo:padding-left="0.254cm" fo:padding-right="0.254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3"><draw:custom-shape text:anchor-type="paragraph" draw:z-index="0" draw:name="Прямоугольник 3" draw:style-name="gr1" draw:text-style-name="P19" svg:width="18.1cm" svg:height="28.048cm" svg:x="0.307cm" svg:y="-0.476cm"><text:p text:style-name="P2">ДЕПАРТАМЕНТ ПРОФЕССИОНАЛЬНОГО ОБРАЗОВАНИЯ</text:p><text:p text:style-name="P2">ТОМСКОЙ ОБЛАСТИ</text:p><text:p text:style-name="P2">ОБЛАСТНОЕ ГОСУДАРСТВЕННОЕ БЮДЖЕТНОЕ ПРОФЕССИОНАЛЬНОЕ ОБРАЗОВАТЕЛЬНОЕ УЧРЕЖДЕНИЕ <text:bookmark text:name="_GoBack"/></text:p><text:p text:style-name="P2">«ТОМСКИЙ ТЕХНИКУМ ИНФОРМАЦИОННЫХ ТЕХНОЛОГИЙ»</text:p><text:p text:style-name="P2"/><text:p text:style-name="P1"><text:span text:style-name="T1">Специальность 09.02.07 «</text:span><text:span text:style-name="T2">Информационные системы и программирование</text:span><text:span text:style-name="T1">»</text:span></text:p><text:p text:style-name="P2"/><text:p text:style-name="P3"/><text:p text:style-name="P3"/><text:p text:style-name="P2">ОТЧЕТ ПО <text:span text:style-name="T11">ПРОВЕРОЧНОЙ</text:span> РАБОТЕ №<text:span text:style-name="T11">2</text:span></text:p><text:p text:style-name="P2"/><text:p text:style-name="P2"/><text:p text:style-name="P5"/><text:p text:style-name="P5"/><text:p text:style-name="P5"/><text:p text:style-name="P5"/><loext:table table:name="Таблица1" table:style-name="Таблица1"><loext:table-column table:style-name="Таблица1.A"/><loext:table-column table:style-name="Таблица1.B"/><loext:table-column table:style-name="Таблица1.C"/><loext:table-row table:style-name="Таблица1.1"><loext:table-cell table:style-name="Таблица1.A1" office:value-type="string"><text:p text:style-name="P6">Студент</text:p><text:p text:style-name="P6">«__» ________ 2022 г.</text:p></loext:table-cell><loext:table-cell table:style-name="Таблица1.A1" office:value-type="string"><text:p text:style-name="P6"/><text:p text:style-name="P6">______________</text:p></loext:table-cell><loext:table-cell table:style-name="Таблица1.A1" office:value-type="string"><text:p text:style-name="P6"/><text:p text:style-name="P6">И.В. Шигаев</text:p></loext:table-cell></loext:table-row><loext:table-row table:style-name="Таблица1.1"><loext:table-cell table:style-name="Таблица1.A1" office:value-type="string"><text:p text:style-name="P7">Преподаватель</text:p><text:p text:style-name="P6">«__» ________ 2022 г.</text:p></loext:table-cell><loext:table-cell table:style-name="Таблица1.A1" office:value-type="string"><text:p text:style-name="P6"/><text:p text:style-name="P6">______________</text:p></loext:table-cell><loext:table-cell table:style-name="Таблица1.A1" office:value-type="string"><text:p text:style-name="P6"/><text:p text:style-name="P6">М.Н. Фунтиков</text:p></loext:table-cell></loext:table-row></loext:table><text:p text:style-name="P14"/><text:p text:style-name="P4"/><text:p text:style-name="P8"/><text:p text:style-name="P12"/><text:p text:style-name="P12">Томск 20<text:span text:style-name="T10">22</text:span></text:p><text:p text:style-name="P1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h>
      <text:p text:style-name="P16">Задание</text:p>
      <text:p text:style-name="P9"/>
      <text:list xml:id="list2172578759" text:style-name="WWNum4">
        <text:list-header>
          <text:p text:style-name="P17">Выбрать предметную область для базы данных и предложить структуру объектов для описания отдельных записей базы данных. Выбранная структура должна иметь не менее пяти свойств двух и более типов. Для выбранной базы данных написать следующие функции: </text:p>
        </text:list-header>
        <text:list-item text:start-value="1">
          <text:p text:style-name="P17">Функцию формирования массива объектов, значения свойств которых вводятся с клавиатуры. При вводе объектов можно реализовать один из следующих механизмов: </text:p>
        </text:list-item>
        <text:list-item text:start-value="1">
          <text:p text:style-name="P17">ввод заранее заданного количества объектов;</text:p>
        </text:list-item>
        <text:list-item>
          <text:p text:style-name="P17">ввод до появления объекта с заданным признаком;</text:p>
        </text:list-item>
        <text:list-item>
          <text:p text:style-name="P17">диалог с пользователем о необходимости продолжать ввод.</text:p>
        </text:list-item>
        <text:list-item>
          <text:p text:style-name="P17">Функцию просмотра содержимого массива объектов.</text:p>
        </text:list-item>
        <text:list-item>
          <text:p text:style-name="P17">Функцию дополнения уже существующего массива новыми объектами.</text:p>
        </text:list-item>
        <text:list-item>
          <text:p text:style-name="P17">Функцию поиска и вывода на экран объекта (объектов) с заданным значением свойства. </text:p>
          <text:p text:style-name="P18">Функцию упорядочения массива структур по заданному свойству.</text:p>
        </text:list-item>
      </text:list>
      <text:p text:style-name="P10"/>
      <text:p text:style-name="P10">«Книга»: название; автор (фамилия; имя); год выхода; издательство; себестоимость; цена; прибыль.</text:p>
      <text:p text:style-name="P10"/>
      <text:p text:style-name="P10"><text:span text:style-name="T4">let </text:span><text:span text:style-name="T7">arr </text:span><text:span text:style-name="T3">= []</text:span><text:span text:style-name="T4">;</text:span><text:line-break/><text:span text:style-name="T5">menu</text:span><text:span text:style-name="T3">()</text:span><text:span text:style-name="T4">;</text:span><text:line-break/><text:line-break/><text:span text:style-name="T4">function </text:span><text:span text:style-name="T5">menu</text:span><text:span text:style-name="T3">() {</text:span><text:line-break/><text:span text:style-name="T3"> <text:s text:c="3"/></text:span><text:span text:style-name="T4">while </text:span><text:span text:style-name="T3">(</text:span><text:span text:style-name="T9">1</text:span><text:span text:style-name="T3">) {</text:span><text:line-break/><text:span text:style-name="T3"> <text:s text:c="7"/></text:span><text:span text:style-name="T4">let </text:span><text:span text:style-name="T3">answer = +</text:span><text:span text:style-name="T5">prompt</text:span><text:span text:style-name="T3">(</text:span><text:span text:style-name="T8">"0 - закончить</text:span><text:span text:style-name="T4">\n</text:span><text:span text:style-name="T8">" </text:span><text:span text:style-name="T3">+</text:span><text:line-break/><text:span text:style-name="T3"> <text:s text:c="11"/></text:span><text:span text:style-name="T8">"1 - вывод массива</text:span><text:span text:style-name="T4">\n</text:span><text:span text:style-name="T8">" </text:span><text:span text:style-name="T3">+</text:span><text:line-break/><text:span text:style-name="T3"> <text:s text:c="11"/></text:span><text:span text:style-name="T8">"2 - добавить объект</text:span><text:span text:style-name="T4">\n</text:span><text:span text:style-name="T8">" </text:span><text:span text:style-name="T3">+</text:span><text:line-break/><text:span text:style-name="T3"> <text:s text:c="11"/></text:span><text:span text:style-name="T8">"3 - поиск объектов</text:span><text:span text:style-name="T4">\n</text:span><text:span text:style-name="T8">" </text:span><text:span text:style-name="T3">+</text:span><text:line-break/><text:span text:style-name="T3"> <text:s text:c="11"/></text:span><text:span text:style-name="T8">"4 - сортировка массива"</text:span><text:span text:style-name="T3">)</text:span><text:span text:style-name="T4">;</text:span><text:line-break/><text:line-break/><text:span text:style-name="T4"> <text:s text:c="7"/>switch </text:span><text:span text:style-name="T3">(answer) {</text:span><text:line-break/><text:span text:style-name="T3"> <text:s text:c="11"/></text:span><text:span text:style-name="T4">case </text:span><text:span text:style-name="T9">0</text:span><text:span text:style-name="T3">:</text:span><text:line-break/><text:span text:style-name="T3"> <text:s text:c="15"/></text:span><text:span text:style-name="T4">return;</text:span><text:line-break/><text:span text:style-name="T4"> <text:s text:c="11"/>case </text:span><text:span text:style-name="T9">1</text:span><text:span text:style-name="T3">:</text:span><text:line-break/><text:span text:style-name="T3"> <text:s text:c="15"/></text:span><text:span text:style-name="T5">printArr</text:span><text:span text:style-name="T3">()</text:span><text:span text:style-name="T4">;</text:span><text:line-break/><text:span text:style-name="T4"> <text:s text:c="15"/>break;</text:span><text:line-break/><text:span text:style-name="T4"> <text:s text:c="11"/>case </text:span><text:span text:style-name="T9">2</text:span><text:span text:style-name="T3">:</text:span><text:line-break/><text:span text:style-name="T3"> <text:s text:c="15"/></text:span><text:span text:style-name="T4">let </text:span><text:span text:style-name="T3">book = </text:span><text:span text:style-name="T4">new </text:span><text:span text:style-name="T5">MakeBook</text:span><text:span text:style-name="T3">()</text:span><text:span text:style-name="T4">;</text:span><text:line-break/><text:span text:style-name="T4"> <text:s text:c="15"/>break;</text:span><text:line-break/><text:span text:style-name="T4"> <text:s text:c="11"/>case </text:span><text:span text:style-name="T9">3</text:span><text:span text:style-name="T3">:</text:span><text:line-break/><text:span text:style-name="T3"> <text:s text:c="15"/></text:span><text:span text:style-name="T5">searchObj</text:span><text:span text:style-name="T3">()</text:span><text:span text:style-name="T4">;</text:span><text:line-break/><text:span text:style-name="T4"> <text:s text:c="15"/>break;</text:span><text:line-break/><text:span text:style-name="T4"> <text:s text:c="11"/>case </text:span><text:span text:style-name="T9">4</text:span><text:span text:style-name="T3">:</text:span><text:line-break/><text:span text:style-name="T3"> <text:s text:c="15"/></text:span><text:span text:style-name="T5">sortArr</text:span><text:span text:style-name="T3">()</text:span><text:span text:style-name="T4">;</text:span><text:line-break/><text:span text:style-name="T4"> <text:s text:c="15"/>break;</text:span><text:line-break/><text:span text:style-name="T4"> <text:s text:c="11"/>default</text:span><text:span text:style-name="T3">:</text:span><text:line-break/><text:span text:style-name="T3"> <text:s text:c="15"/></text:span><text:span text:style-name="T4">break;</text:span><text:line-break/><text:span text:style-name="T4"> <text:s text:c="7"/></text:span><text:span text:style-name="T3">}</text:span><text:line-break/><text:span text:style-name="T3"> <text:s text:c="3"/>}</text:span><text:line-break/><text:span text:style-name="T3">}</text:span><text:line-break/><text:line-break/><text:soft-page-break/><text:span text:style-name="T4">function </text:span><text:span text:style-name="T5">MakeBook</text:span><text:span text:style-name="T3">() {</text:span><text:line-break/><text:span text:style-name="T3"> <text:s text:c="3"/></text:span><text:span text:style-name="T4">this</text:span><text:span text:style-name="T3">.</text:span><text:span text:style-name="T6">bookName </text:span><text:span text:style-name="T3">= </text:span><text:span text:style-name="T5">prompt</text:span><text:span text:style-name="T3">(</text:span><text:span text:style-name="T8">'Book name'</text:span><text:span text:style-name="T3">)</text:span><text:span text:style-name="T4">;</text:span><text:line-break/><text:span text:style-name="T4"> <text:s text:c="3"/>this</text:span><text:span text:style-name="T3">.</text:span><text:span text:style-name="T6">author </text:span><text:span text:style-name="T3">= {</text:span><text:line-break/><text:span text:style-name="T3"> <text:s text:c="7"/></text:span><text:span text:style-name="T6">lastName</text:span><text:span text:style-name="T3">: </text:span><text:span text:style-name="T5">prompt</text:span><text:span text:style-name="T3">(</text:span><text:span text:style-name="T8">"Author's last name"</text:span><text:span text:style-name="T3">)</text:span><text:span text:style-name="T4">,</text:span><text:line-break/><text:span text:style-name="T4"> <text:s text:c="7"/></text:span><text:span text:style-name="T6">firstName</text:span><text:span text:style-name="T3">: </text:span><text:span text:style-name="T5">prompt</text:span><text:span text:style-name="T3">(</text:span><text:span text:style-name="T8">"Author's first name"</text:span><text:span text:style-name="T3">)</text:span><text:span text:style-name="T4">,</text:span><text:line-break/><text:span text:style-name="T4"> <text:s text:c="3"/></text:span><text:span text:style-name="T3">}</text:span><text:span text:style-name="T4">;</text:span><text:line-break/><text:span text:style-name="T4"> <text:s text:c="3"/>this</text:span><text:span text:style-name="T3">.</text:span><text:span text:style-name="T6">releaseDate </text:span><text:span text:style-name="T3">= </text:span><text:span text:style-name="T5">date</text:span><text:span text:style-name="T3">()</text:span><text:span text:style-name="T4">;</text:span><text:line-break/><text:span text:style-name="T4"> <text:s text:c="3"/>this</text:span><text:span text:style-name="T3">.</text:span><text:span text:style-name="T6">publishing </text:span><text:span text:style-name="T3">= </text:span><text:span text:style-name="T5">prompt</text:span><text:span text:style-name="T3">(</text:span><text:span text:style-name="T8">'Publishing name'</text:span><text:span text:style-name="T3">)</text:span><text:span text:style-name="T4">;</text:span><text:line-break/><text:span text:style-name="T4"> <text:s text:c="3"/>this</text:span><text:span text:style-name="T3">.</text:span><text:span text:style-name="T6">price </text:span><text:span text:style-name="T3">= </text:span><text:span text:style-name="T5">cost</text:span><text:span text:style-name="T3">()</text:span><text:span text:style-name="T4">;</text:span><text:line-break/><text:span text:style-name="T4"> <text:s text:c="3"/></text:span><text:span text:style-name="T7">arr</text:span><text:span text:style-name="T3">.</text:span><text:span text:style-name="T5">push</text:span><text:span text:style-name="T3">(</text:span><text:span text:style-name="T4">this</text:span><text:span text:style-name="T3">)</text:span><text:span text:style-name="T4">;</text:span><text:line-break/><text:span text:style-name="T3">}</text:span><text:line-break/><text:line-break/><text:span text:style-name="T4">function </text:span><text:span text:style-name="T5">cost</text:span><text:span text:style-name="T3">() {</text:span><text:line-break/><text:span text:style-name="T3"> <text:s text:c="3"/></text:span><text:span text:style-name="T4">let </text:span><text:span text:style-name="T3">price = +</text:span><text:span text:style-name="T5">prompt</text:span><text:span text:style-name="T3">(</text:span><text:span text:style-name="T8">'Book price'</text:span><text:span text:style-name="T4">, </text:span><text:span text:style-name="T8">'999'</text:span><text:span text:style-name="T3">)</text:span><text:span text:style-name="T4">;</text:span><text:line-break/><text:span text:style-name="T4"> <text:s text:c="3"/>if </text:span><text:span text:style-name="T3">(</text:span><text:span text:style-name="T5">isNaN</text:span><text:span text:style-name="T3">(price) || !price) </text:span><text:span text:style-name="T4">return </text:span><text:span text:style-name="T9">0</text:span><text:span text:style-name="T4">;</text:span><text:line-break/><text:span text:style-name="T4"> <text:s text:c="3"/>else return </text:span><text:span text:style-name="T3">price</text:span><text:span text:style-name="T4">;</text:span><text:line-break/><text:span text:style-name="T3">}</text:span><text:line-break/><text:line-break/><text:span text:style-name="T4">function </text:span><text:span text:style-name="T5">date</text:span><text:span text:style-name="T3">() {</text:span><text:line-break/><text:span text:style-name="T3"> <text:s text:c="3"/></text:span><text:span text:style-name="T4">let </text:span><text:span text:style-name="T3">a = +</text:span><text:span text:style-name="T5">prompt</text:span><text:span text:style-name="T3">(</text:span><text:span text:style-name="T8">'Release date'</text:span><text:span text:style-name="T4">, </text:span><text:span text:style-name="T8">'1902'</text:span><text:span text:style-name="T3">)</text:span><text:span text:style-name="T4">;</text:span><text:line-break/><text:span text:style-name="T4"> <text:s text:c="3"/>if </text:span><text:span text:style-name="T3">(</text:span><text:span text:style-name="T5">isNaN</text:span><text:span text:style-name="T3">(a) || a &gt; </text:span><text:span text:style-name="T9">2022 </text:span><text:span text:style-name="T3">|| !a) </text:span><text:span text:style-name="T4">return </text:span><text:span text:style-name="T9">0</text:span><text:span text:style-name="T4">;</text:span><text:line-break/><text:span text:style-name="T4"> <text:s text:c="3"/>else return </text:span><text:span text:style-name="T3">a</text:span><text:span text:style-name="T4">;</text:span><text:line-break/><text:span text:style-name="T3">}</text:span><text:line-break/><text:line-break/><text:span text:style-name="T4">function </text:span><text:span text:style-name="T5">printArr</text:span><text:span text:style-name="T3">() {</text:span><text:line-break/><text:span text:style-name="T3"> <text:s text:c="3"/></text:span><text:span text:style-name="T7">console</text:span><text:span text:style-name="T3">.</text:span><text:span text:style-name="T5">table</text:span><text:span text:style-name="T3">(</text:span><text:span text:style-name="T7">arr</text:span><text:span text:style-name="T3">)</text:span><text:line-break/><text:span text:style-name="T3">}</text:span><text:line-break/><text:line-break/><text:span text:style-name="T4">function </text:span><text:span text:style-name="T5">searchObj</text:span><text:span text:style-name="T3">() {</text:span><text:line-break/><text:span text:style-name="T3"> <text:s text:c="3"/></text:span><text:span text:style-name="T4">let </text:span><text:span text:style-name="T3">search = </text:span><text:span text:style-name="T5">prompt</text:span><text:span text:style-name="T3">(</text:span><text:span text:style-name="T8">'Введите св-во поиска'</text:span><text:span text:style-name="T3">)</text:span><text:span text:style-name="T4">;</text:span><text:line-break/><text:span text:style-name="T4"> <text:s text:c="3"/>let </text:span><text:span text:style-name="T3">value = </text:span><text:span text:style-name="T5">prompt</text:span><text:span text:style-name="T3">(</text:span><text:span text:style-name="T8">'Введите значение св-ва'</text:span><text:span text:style-name="T3">)</text:span><text:span text:style-name="T4">;</text:span><text:line-break/><text:span text:style-name="T4"> <text:s text:c="3"/>for </text:span><text:span text:style-name="T3">(</text:span><text:span text:style-name="T4">let </text:span><text:span text:style-name="T3">item </text:span><text:span text:style-name="T4">of </text:span><text:span text:style-name="T7">arr</text:span><text:span text:style-name="T3">) {</text:span><text:line-break/><text:span text:style-name="T3"> <text:s text:c="7"/></text:span><text:span text:style-name="T4">if </text:span><text:span text:style-name="T3">(item[search] == value) </text:span><text:span text:style-name="T7">console</text:span><text:span text:style-name="T3">.</text:span><text:span text:style-name="T5">log</text:span><text:span text:style-name="T3">(item)</text:span><text:span text:style-name="T4">;</text:span><text:line-break/><text:span text:style-name="T4"> <text:s text:c="3"/></text:span><text:span text:style-name="T3">}</text:span><text:line-break/><text:span text:style-name="T3">}</text:span><text:line-break/><text:line-break/><text:span text:style-name="T4">function </text:span><text:span text:style-name="T5">sortArr</text:span><text:span text:style-name="T3">() {</text:span><text:line-break/><text:span text:style-name="T3"> <text:s text:c="3"/></text:span><text:span text:style-name="T4">let </text:span><text:span text:style-name="T3">property = </text:span><text:span text:style-name="T5">prompt</text:span><text:span text:style-name="T3">(</text:span><text:span text:style-name="T8">'Введите св-во сортировки, bookName, price'</text:span><text:span text:style-name="T3">)</text:span><text:span text:style-name="T4">;</text:span><text:line-break/><text:span text:style-name="T4"> <text:s text:c="3"/>if </text:span><text:span text:style-name="T3">(property === </text:span><text:span text:style-name="T8">'bookName'</text:span><text:span text:style-name="T3">) {</text:span><text:line-break/><text:span text:style-name="T3"> <text:s text:c="7"/></text:span><text:span text:style-name="T7">arr</text:span><text:span text:style-name="T3">.</text:span><text:span text:style-name="T5">sort</text:span><text:span text:style-name="T3">(</text:span><text:span text:style-name="T4">function </text:span><text:span text:style-name="T3">(a</text:span><text:span text:style-name="T4">, </text:span><text:span text:style-name="T3">b) {</text:span><text:line-break/><text:span text:style-name="T3"> <text:s text:c="11"/></text:span><text:span text:style-name="T4">if </text:span><text:span text:style-name="T3">(a.</text:span><text:span text:style-name="T6">bookName</text:span><text:span text:style-name="T3">.</text:span><text:span text:style-name="T5">toLowerCase</text:span><text:span text:style-name="T3">() &gt; b.</text:span><text:span text:style-name="T6">bookName</text:span><text:span text:style-name="T3">.</text:span><text:span text:style-name="T5">toLowerCase</text:span><text:span text:style-name="T3">()) </text:span><text:span text:style-name="T4">return </text:span><text:span text:style-name="T9">1</text:span><text:span text:style-name="T4">;</text:span><text:line-break/><text:span text:style-name="T4"> <text:s text:c="11"/>if </text:span><text:span text:style-name="T3">(a.</text:span><text:span text:style-name="T6">bookName</text:span><text:span text:style-name="T3">.</text:span><text:span text:style-name="T5">toLowerCase</text:span><text:span text:style-name="T3">() &lt; b.</text:span><text:span text:style-name="T6">bookName</text:span><text:span text:style-name="T3">.</text:span><text:span text:style-name="T5">toLowerCase</text:span><text:span text:style-name="T3">()) </text:span><text:span text:style-name="T4">return </text:span><text:span text:style-name="T3">-</text:span><text:span text:style-name="T9">1</text:span><text:span text:style-name="T4">;</text:span><text:line-break/><text:span text:style-name="T4"> <text:s text:c="11"/>else return </text:span><text:span text:style-name="T9">0</text:span><text:span text:style-name="T4">;</text:span><text:line-break/><text:span text:style-name="T4"> <text:s text:c="7"/></text:span><text:span text:style-name="T3">})</text:span><text:span text:style-name="T4">;</text:span><text:line-break/><text:span text:style-name="T4"> <text:s text:c="3"/></text:span><text:span text:style-name="T3">} </text:span><text:span text:style-name="T4">else if </text:span><text:span text:style-name="T3">(property === </text:span><text:span text:style-name="T8">'price'</text:span><text:span text:style-name="T3">) {</text:span><text:line-break/><text:span text:style-name="T3"> <text:s text:c="7"/></text:span><text:span text:style-name="T7">arr</text:span><text:span text:style-name="T3">.</text:span><text:span text:style-name="T5">sort</text:span><text:span text:style-name="T3">(</text:span><text:span text:style-name="T4">function </text:span><text:span text:style-name="T3">(a</text:span><text:span text:style-name="T4">, </text:span><text:span text:style-name="T3">b) {</text:span><text:line-break/><text:span text:style-name="T3"> <text:s text:c="11"/></text:span><text:span text:style-name="T4">if </text:span><text:span text:style-name="T3">(a.</text:span><text:span text:style-name="T6">price </text:span><text:span text:style-name="T3">&gt; b.</text:span><text:span text:style-name="T6">price</text:span><text:span text:style-name="T3">) </text:span><text:span text:style-name="T4">return </text:span><text:span text:style-name="T9">1</text:span><text:span text:style-name="T4">;</text:span><text:line-break/><text:span text:style-name="T4"> <text:s text:c="11"/>if </text:span><text:span text:style-name="T3">(a.</text:span><text:span text:style-name="T6">price </text:span><text:span text:style-name="T3">&lt; b.</text:span><text:span text:style-name="T6">price</text:span><text:span text:style-name="T3">) </text:span><text:span text:style-name="T4">return </text:span><text:span text:style-name="T3">-</text:span><text:span text:style-name="T9">1</text:span><text:span text:style-name="T4">;</text:span><text:line-break/><text:span text:style-name="T4"> <text:s text:c="11"/>else return </text:span><text:span text:style-name="T9">0</text:span><text:span text:style-name="T4">;</text:span><text:line-break/><text:span text:style-name="T4"> <text:s text:c="7"/></text:span><text:span text:style-name="T3">})</text:span><text:span text:style-name="T4">;</text:span><text:line-break/><text:span text:style-name="T4"> <text:s text:c="3"/></text:span><text:span text:style-name="T3">}</text:span><text:line-break/><text:line-break/><text:span text:style-name="T3"> <text:s text:c="3"/></text:span><text:span text:style-name="T7">console</text:span><text:span text:style-name="T3">.</text:span><text:span text:style-name="T5">table</text:span><text:span text:style-name="T3">(</text:span><text:span text:style-name="T7">arr</text:span><text:span text:style-name="T3">)</text:span><text:line-break/><text:span text:style-name="T3">}</text:span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/>
    <style:font-face style:name="Calibri" svg:font-family="Calibri" style:font-family-generic="roman"/>
    <style:font-face style:name="Courier New" svg:font-family="'Courier New'" style:font-family-generic="roman"/>
    <style:font-face style:name="JetBrains Mono" svg:font-family="'JetBrains Mono'" style:font-family-generic="roman"/>
    <style:font-face style:name="PT Astra Serif" svg:font-family="'PT Astra Serif'" style:font-family-generic="roman"/>
    <style:font-face style:name="Times New Roman" svg:font-family="'Times New Roman'" style:font-family-generic="roman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PT Astra Serif" fo:font-family="'PT Astra Serif'" style:font-family-generic="roman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="PT Astra Serif" fo:font-family="'PT Astra Serif'" style:font-family-generic="roman"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PT Astra Serif" fo:font-family="'PT Astra Serif'" style:font-family-generic="roman" style:font-name-complex="Noto Sans Devanagari" style:font-family-complex="'Noto Sans Devanagari'" style:font-family-generic-complex="system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line-height="115%" fo:keep-together="always" fo:keep-with-next="always"/>
      <style:text-properties fo:color="#434343" loext:opacity="100%" style:font-name="Arial" fo:font-family="Arial" style:font-family-generic="roman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Arial1" style:font-family-complex="Arial" style:font-family-generic-complex="system" style:font-pitch-complex="variable" style:font-size-complex="14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ra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434343" loext:opacity="100%" style:font-name="Arial" fo:font-family="Arial" style:font-family-generic="roman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Arial1" style:font-family-complex="Arial" style:font-family-generic-complex="system" style:font-pitch-complex="variable" style:font-size-complex="14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impara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9-18T11:33:00</meta:creation-date>
    <meta:initial-creator>Егоров Константин Александрович</meta:initial-creator>
    <dc:language>ru-RU</dc:language>
    <dc:date>2022-12-01T17:28:44.049082741</dc:date>
    <meta:editing-cycles>18</meta:editing-cycles>
    <meta:editing-duration>PT2H29M8S</meta:editing-duration>
    <meta:generator>LibreOffice/7.0.6.2$Linux_X86_64 LibreOffice_project/00$Build-2</meta:generator>
    <meta:document-statistic meta:table-count="1" meta:image-count="0" meta:object-count="0" meta:page-count="3" meta:paragraph-count="27" meta:word-count="407" meta:character-count="3434" meta:non-whitespace-character-count="2516"/>
    <meta:user-defined meta:name="AppVersion">15.0000</meta:user-defined>
    <meta:template xlink:type="simple" xlink:actuate="onRequest" xlink:title="Normal.dotm" xlink:href=""/>
  </office:meta>
</office:document-meta>
</file>